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0.3311in"/>
    </style:style>
    <style:style style:name="co2" style:family="table-column">
      <style:table-column-properties fo:break-before="auto" style:column-width="7.0681in"/>
    </style:style>
    <style:style style:name="co3" style:family="table-column">
      <style:table-column-properties fo:break-before="auto" style:column-width="3.2484in"/>
    </style:style>
    <style:style style:name="co4" style:family="table-column">
      <style:table-column-properties fo:break-before="auto" style:column-width="1.670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4634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5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able-cell-properties fo:background-color="#999999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3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none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none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none" fo:wrap-option="wrap" fo:border-left="0.0071in solid #000000" fo:border-right="none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none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fo:wrap-option="wrap" fo:border-left="0.0071in solid #000000" fo:border-right="none" fo:border-top="none"/>
      <style:text-properties fo:color="#0033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071in solid #000000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ext-properties style:font-name="Verdana" fo:font-size="12pt"/>
    </style:style>
    <style:style style:name="ce11" style:family="table-cell" style:parent-style-name="Default">
      <style:table-cell-properties fo:background-color="#999999" style:text-align-source="fix" style:repeat-content="false" fo:wrap-option="wrap" fo:border="0.0071in solid #000000" style:vertical-align="middle"/>
      <style:paragraph-properties fo:text-align="center" fo:margin-left="0in"/>
      <style:text-properties fo:color="#000000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71in solid #000000" fo:background-color="#ccccff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none" fo:wrap-option="wrap" fo:border-left="0.0071in solid #000000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none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0.0071in solid #000000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7" style:family="table-cell" style:parent-style-name="Default" style:data-style-name="N37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8" style:family="table-cell" style:parent-style-name="Default" style:data-style-name="N100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9" style:family="table-cell" style:parent-style-name="Default">
      <style:table-cell-properties fo:background-color="#ccccff" style:text-align-source="fix" style:repeat-content="false" fo:wrap-option="wrap" fo:border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71in solid #000000" fo:background-color="#ccccff" fo:wrap-option="wrap" fo:border-left="none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0.0071in solid #000000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71in solid #000000" fo:background-color="#ccccff" style:text-align-source="fix" style:repeat-content="false" fo:wrap-option="wrap" fo:border-left="none" fo:border-right="0.0071in solid #000000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order-bottom="none" fo:wrap-option="wrap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071in solid #000000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71in solid #000000" fo:background-color="#ccccff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Components of WSF C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row table:style-name="ro1">
          <table:table-cell table:number-columns-repeated="254"/>
        </table:table-row>
        <table:table-row table:style-name="ro2">
          <table:table-cell/>
          <table:table-cell table:style-name="ce2" office:value-type="string" table:number-columns-spanned="3" table:number-rows-spanned="1">
            <text:p>Components of different packages</text:p>
          </table:table-cell>
          <table:covered-table-cell table:style-name="ce16"/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ate</text:p>
          </table:table-cell>
          <table:table-cell table:style-name="ce17" office:value-type="string" table:number-columns-spanned="2" table:number-rows-spanned="1">
            <text:p>18.09.2007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Tester's Name</text:p>
          </table:table-cell>
          <table:table-cell table:style-name="ce16" office:value-type="string" table:number-columns-spanned="2" table:number-rows-spanned="1">
            <text:p>Evanthika Amarasiri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Platform</text:p>
          </table:table-cell>
          <table:table-cell table:style-name="ce16" office:value-type="string" table:number-columns-spanned="2" table:number-rows-spanned="1">
            <text:p>Windows XP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istribution(Binary/ Source)</text:p>
          </table:table-cell>
          <table:table-cell table:style-name="ce16" office:value-type="string" table:number-columns-spanned="2" table:number-rows-spanned="1">
            <text:p>Source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Released Version</text:p>
          </table:table-cell>
          <table:table-cell table:style-name="ce18" office:value-type="string" table:number-columns-spanned="2" table:number-rows-spanned="1">
            <text:p>1.1.0_RC4</text:p>
          </table:table-cell>
          <table:covered-table-cell/>
          <table:table-cell table:number-columns-repeated="250"/>
        </table:table-row>
        <table:table-row table:style-name="ro4">
          <table:table-cell table:number-columns-repeated="254"/>
        </table:table-row>
        <table:table-row table:style-name="ro4">
          <table:table-cell/>
          <table:table-cell table:style-name="ce4" office:value-type="string">
            <text:p>Component </text:p>
          </table:table-cell>
          <table:table-cell table:style-name="ce19" office:value-type="string">
            <text:p>Available (Y/N) </text:p>
          </table:table-cell>
          <table:table-cell table:style-name="ce24" office:value-type="string">
            <text:p>Comments 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<text:s/>bin </text:p>
          </table:table-cell>
          <table:table-cell table:style-name="ce20" office:value-type="string">
            <text:p>Y</text:p>
          </table:table-cell>
          <table:table-cell table:style-name="ce25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L <text:s text:c="3"/>bin/axis2_http_server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L <text:s text:c="3"/>bin/sampl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blocking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blocking_addr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blocking_dual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2"/>samples/echo_blocking_soap11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non_blocking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non_blocking_dual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rest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flicker.exe 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google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math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mtom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notify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trader.exe 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yahoo.exe 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rampart/client/sec_echo/echo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van/subscriber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echo_1_0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echo_1_1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echo_single_1_0.exe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echo_single_1_1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mtom_1_0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ping_1_0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ping_1_1.exe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report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L <text:s text:c="3"/>bin/samples/wsclien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echo.sh/echo.bat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echo_rest.sh/echo_rest.ba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flicker_rest_echo.sh/flicker_rest_echo.ba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flicker_rest_photo_search.sh/flicker_rest_photo_search.ba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flicker_soap_echo.sh/flicker_soap_echo.ba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flicker_soap_photo_search.sh /flicker_soap_photo_search.ba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L <text:s text:c="3"/>bin/tools/tcpmon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doc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id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includ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lib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log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modul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sampl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servic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AUTHORS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axis2.xml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OPYING <text:s/>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REDIT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INSTALL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LICENS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NEWS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NOTIC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8" office:value-type="string">
            <text:p>README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9"/>
          <table:table-cell table:style-name="ce21"/>
          <table:table-cell table:style-name="ce27"/>
          <table:table-cell table:number-columns-repeated="250"/>
        </table:table-row>
        <table:table-row table:style-name="ro4">
          <table:table-cell/>
          <table:table-cell table:style-name="ce10" office:value-type="string">
            <text:p>NOTE : The ones marked in blue are files</text:p>
          </table:table-cell>
          <table:table-cell table:style-name="ce10" table:number-columns-repeated="2"/>
          <table:table-cell table:number-columns-repeated="250"/>
        </table:table-row>
        <table:table-row table:style-name="ro4" table:number-rows-repeated="3">
          <table:table-cell/>
          <table:table-cell table:style-name="ce10" table:number-columns-repeated="3"/>
          <table:table-cell table:number-columns-repeated="250"/>
        </table:table-row>
        <table:table-row table:style-name="ro5">
          <table:table-cell/>
          <table:table-cell table:style-name="ce11" office:value-type="string" table:number-columns-spanned="3" table:number-rows-spanned="1">
            <text:p>The following files should NOT be there in the WSF/C build</text:p>
          </table:table-cell>
          <table:covered-table-cell table:number-columns-repeated="2" table:style-name="ce7"/>
          <table:table-cell table:number-columns-repeated="250"/>
        </table:table-row>
        <table:table-row table:style-name="ro4">
          <table:table-cell/>
          <table:table-cell table:style-name="ce12" office:value-type="string">
            <text:p>Component      </text:p>
          </table:table-cell>
          <table:table-cell table:style-name="ce22" office:value-type="string">
            <text:p>Available (Y/N) </text:p>
          </table:table-cell>
          <table:table-cell table:style-name="ce28" office:value-type="string">
            <text:p>Comments(JIRA)</text:p>
          </table:table-cell>
          <table:table-cell table:number-columns-repeated="250"/>
        </table:table-row>
        <table:table-row table:style-name="ro4">
          <table:table-cell/>
          <table:table-cell table:style-name="ce13" office:value-type="string">
            <text:p>.svn </text:p>
          </table:table-cell>
          <table:table-cell table:style-name="ce23" office:value-type="string">
            <text:p>N</text:p>
          </table:table-cell>
          <table:table-cell table:style-name="ce13"/>
          <table:table-cell table:number-columns-repeated="250"/>
        </table:table-row>
        <table:table-row table:style-name="ro4">
          <table:table-cell/>
          <table:table-cell table:style-name="ce14" office:value-type="string">
            <text:p>.libs 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4" office:value-type="string">
            <text:p>.deps 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5" office:value-type="string">
            <text:p>Makefile </text:p>
          </table:table-cell>
          <table:table-cell table:style-name="ce21" office:value-type="string">
            <text:p>N</text:p>
          </table:table-cell>
          <table:table-cell table:style-name="ce15"/>
          <table:table-cell table:number-columns-repeated="250"/>
        </table:table-row>
        <table:table-row table:style-name="ro4" table:number-rows-repeated="14">
          <table:table-cell table:number-columns-repeated="254"/>
        </table:table-row>
        <table:table-row table:style-name="ro1" table:number-rows-repeated="65441">
          <table:table-cell table:number-columns-repeated="254"/>
        </table:table-row>
        <table:table-row table:style-name="ro1">
          <table:table-cell table:number-columns-repeated="254"/>
        </table:table-row>
      </table:table>
      <table:named-expressions>
        <table:named-range table:name="ChecklisttoverifythecomponentsofWSFC-ThefollowingfilesshouldNOTbethereintheWSF/Cbuild" table:base-cell-address="$'Components of WSF C'.$B$36" table:cell-range-address="$'Components of WSF C'.$B$7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8">09/18/2007</text:date>, <text:time>10:0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7-09-04T09:20:50</meta:creation-date>
    <dc:date>2007-09-18T10:05:01</dc:date>
    <dc:language>en-US</dc:language>
    <meta:editing-cycles>25</meta:editing-cycles>
    <meta:editing-duration>PT56M29S</meta:editing-duration>
    <meta:user-defined meta:name="Info 1"/>
    <meta:user-defined meta:name="Info 2"/>
    <meta:user-defined meta:name="Info 3"/>
    <meta:user-defined meta:name="Info 4"/>
    <meta:document-statistic meta:table-count="1" meta:cell-count="180"/>
  </office:meta>
</office:document-meta>
</file>